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5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6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7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8" style:family="table">
      <style:table-properties style:width="6.925in" fo:margin-left="-0.0007in" fo:margin-top="0in" fo:margin-bottom="0in" table:align="left" style:writing-mode="lr-tb"/>
    </style:style>
    <style:style style:name="Table8.A" style:family="table-column">
      <style:table-column-properties style:column-width="6.9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8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Heading_20_1">
      <style:text-properties officeooo:rsid="02708f90" officeooo:paragraph-rsid="02708f90"/>
    </style:style>
    <style:style style:name="P2" style:family="paragraph" style:parent-style-name="Heading_20_3">
      <style:text-properties officeooo:rsid="0174185e" officeooo:paragraph-rsid="0174185e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text-line-through-style="solid" style:text-line-through-type="single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solid" style:text-line-through-type="single" style:font-name="Liberation Serif1" officeooo:rsid="0272fca2" officeooo:paragraph-rsid="0272fca2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fo:color="#81d41a" loext:opacity="100%" style:font-name="Liberation Serif1" style:text-underline-style="none" officeooo:rsid="02b6a729" officeooo:paragraph-rsid="02b87f0c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fo:color="#81d41a" loext:opacity="100%" style:font-name="Liberation Serif1" style:text-underline-style="none" officeooo:rsid="02b6a729" officeooo:paragraph-rsid="02b6a729"/>
    </style:style>
    <style:style style:name="P9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11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12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4" style:family="paragraph" style:parent-style-name="Table_20_Contents" style:list-style-name="WWNum3">
      <style:paragraph-properties fo:text-align="start" style:justify-single-word="false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9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20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1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26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27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8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ce66b"/>
    </style:style>
    <style:style style:name="P3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5bcf6" officeooo:paragraph-rsid="02a5bcf6"/>
    </style:style>
    <style:style style:name="P31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fd885"/>
    </style:style>
    <style:style style:name="P3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fo:break-before="page" style:writing-mode="lr-tb"/>
      <style:text-properties officeooo:paragraph-rsid="029fd885"/>
    </style:style>
    <style:style style:name="P33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fd885"/>
    </style:style>
    <style:style style:name="P34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358d7"/>
    </style:style>
    <style:style style:name="P3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ce66b" officeooo:paragraph-rsid="02a358d7"/>
    </style:style>
    <style:style style:name="P3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88138" officeooo:paragraph-rsid="02a88138"/>
    </style:style>
    <style:style style:name="P3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0ba7" officeooo:paragraph-rsid="02ad0ba7"/>
    </style:style>
    <style:style style:name="P3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ca42e" officeooo:paragraph-rsid="02aca42e"/>
    </style:style>
    <style:style style:name="P3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f6f2" officeooo:paragraph-rsid="02adf6f2"/>
    </style:style>
    <style:style style:name="P4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e0708" officeooo:paragraph-rsid="02ae0708"/>
    </style:style>
    <style:style style:name="P41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f8a5c" officeooo:paragraph-rsid="02af8a5c"/>
    </style:style>
    <style:style style:name="P42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2e02" officeooo:paragraph-rsid="02b02e02"/>
    </style:style>
    <style:style style:name="P4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f0d61"/>
    </style:style>
    <style:style style:name="P44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af0d61"/>
    </style:style>
    <style:style style:name="P4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f0d61"/>
    </style:style>
    <style:style style:name="P4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f30f" officeooo:paragraph-rsid="02b0f30f"/>
    </style:style>
    <style:style style:name="P47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227e4"/>
    </style:style>
    <style:style style:name="P48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b5cd8c"/>
    </style:style>
    <style:style style:name="P49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b227e4"/>
    </style:style>
    <style:style style:name="P5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a9d05" officeooo:paragraph-rsid="02ba9d05"/>
    </style:style>
    <style:style style:name="P5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d348f"/>
    </style:style>
    <style:style style:name="P52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bd348f"/>
    </style:style>
    <style:style style:name="P5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bd348f"/>
    </style:style>
    <style:style style:name="P54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bb9afc" officeooo:paragraph-rsid="02bd348f" style:font-name-asian="Microsoft YaHei" style:font-size-asian="12pt" style:font-name-complex="Lucida Sans" style:font-size-complex="12pt"/>
    </style:style>
    <style:style style:name="P55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bd348f" officeooo:paragraph-rsid="02bd348f" style:font-name-asian="Microsoft YaHei" style:font-size-asian="12pt" style:font-name-complex="Lucida Sans" style:font-size-complex="12pt"/>
    </style:style>
    <style:style style:name="P5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f6a85" officeooo:paragraph-rsid="02bf6a85"/>
    </style:style>
    <style:style style:name="P57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bd348f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58" style:family="paragraph" style:parent-style-name="Heading_20_3">
      <style:text-properties officeooo:rsid="02c06b3f" officeooo:paragraph-rsid="02c06b3f"/>
    </style:style>
    <style:style style:name="P59" style:family="paragraph" style:parent-style-name="Text_20_body" style:list-style-name="L1">
      <style:text-properties officeooo:rsid="02c06b3f" officeooo:paragraph-rsid="02c06b3f"/>
    </style:style>
    <style:style style:name="T1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officeooo:rsid="017acb15"/>
    </style:style>
    <style:style style:name="T3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4" style:family="text">
      <style:text-properties fo:color="#81d41a" loext:opacity="100%" officeooo:rsid="027448d0"/>
    </style:style>
    <style:style style:name="T5" style:family="text">
      <style:text-properties fo:color="#81d41a" loext:opacity="100%"/>
    </style:style>
    <style:style style:name="T6" style:family="text">
      <style:text-properties officeooo:rsid="02b9b0cf"/>
    </style:style>
    <style:style style:name="T7" style:family="text">
      <style:text-properties officeooo:rsid="02830c54"/>
    </style:style>
    <style:style style:name="T8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9" style:family="text">
      <style:text-properties style:use-window-font-color="true" loext:opacity="0%" officeooo:rsid="02b9b0cf"/>
    </style:style>
    <style:style style:name="T10" style:family="text">
      <style:text-properties style:use-window-font-color="true" loext:opacity="0%"/>
    </style:style>
    <style:style style:name="T11" style:family="text">
      <style:text-properties officeooo:rsid="02b8545a"/>
    </style:style>
    <style:style style:name="T12" style:family="text">
      <style:text-properties fo:color="#81d41a" loext:opacity="100%" officeooo:rsid="028a3b6c"/>
    </style:style>
    <style:style style:name="T13" style:family="text">
      <style:text-properties fo:color="#81d41a" loext:opacity="100%" style:text-underline-style="solid" style:text-underline-width="auto" style:text-underline-color="font-color" officeooo:rsid="028a3b6c"/>
    </style:style>
    <style:style style:name="T14" style:family="text">
      <style:text-properties fo:color="#81d41a" loext:opacity="100%" style:text-underline-style="none" officeooo:rsid="028a3b6c"/>
    </style:style>
    <style:style style:name="T15" style:family="text">
      <style:text-properties fo:color="#81d41a" loext:opacity="100%" style:text-underline-style="none" officeooo:rsid="02948eb4"/>
    </style:style>
    <style:style style:name="T16" style:family="text">
      <style:text-properties style:use-window-font-color="true" loext:opacity="0%" officeooo:rsid="02b87f0c"/>
    </style:style>
    <style:style style:name="T17" style:family="text">
      <style:text-properties officeooo:rsid="028a3b6c"/>
    </style:style>
    <style:style style:name="T18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9" style:family="text">
      <style:text-properties officeooo:rsid="0281da0d"/>
    </style:style>
    <style:style style:name="T20" style:family="text">
      <style:text-properties fo:color="#c9211e" loext:opacity="100%" officeooo:rsid="028a3b6c"/>
    </style:style>
    <style:style style:name="T21" style:family="text">
      <style:text-properties officeooo:rsid="0277cb6c"/>
    </style:style>
    <style:style style:name="T22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2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24" style:family="text">
      <style:text-properties officeooo:rsid="0288852f"/>
    </style:style>
    <style:style style:name="T25" style:family="text">
      <style:text-properties officeooo:rsid="029fd885"/>
    </style:style>
    <style:style style:name="T26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style:style style:name="T27" style:family="text">
      <style:text-properties style:font-name="Liberation Sans" fo:font-size="12pt" officeooo:rsid="02a16d53" style:font-name-asian="Microsoft YaHei" style:font-size-asian="12pt" style:font-name-complex="Lucida Sans" style:font-size-complex="12pt"/>
    </style:style>
    <style:style style:name="T28" style:family="text">
      <style:text-properties style:font-name="Liberation Sans" fo:font-size="12pt" style:font-name-asian="Microsoft YaHei" style:font-size-asian="12pt" style:font-name-complex="Lucida Sans" style:font-size-complex="12pt"/>
    </style:style>
    <style:style style:name="T29" style:family="text">
      <style:text-properties officeooo:rsid="02a358d7"/>
    </style:style>
    <style:style style:name="T30" style:family="text">
      <style:text-properties style:font-name="Liberation Sans" fo:font-size="12pt" officeooo:rsid="029ec711" style:font-name-asian="Microsoft YaHei" style:font-size-asian="12pt" style:font-name-complex="Lucida Sans" style:font-size-complex="12pt"/>
    </style:style>
    <style:style style:name="T31" style:family="text">
      <style:text-properties officeooo:rsid="029ec711"/>
    </style:style>
    <style:style style:name="T32" style:family="text">
      <style:text-properties officeooo:rsid="02aa2203"/>
    </style:style>
    <style:style style:name="T33" style:family="text">
      <style:text-properties officeooo:rsid="02ab0ef6"/>
    </style:style>
    <style:style style:name="T34" style:family="text">
      <style:text-properties officeooo:rsid="02af0d61"/>
    </style:style>
    <style:style style:name="T35" style:family="text">
      <style:text-properties style:font-name="Liberation Sans" fo:font-size="12pt" officeooo:rsid="02af0d61" style:font-name-asian="Microsoft YaHei" style:font-size-asian="12pt" style:font-name-complex="Lucida Sans" style:font-size-complex="12pt"/>
    </style:style>
    <style:style style:name="T36" style:family="text">
      <style:text-properties officeooo:rsid="02b9b193"/>
    </style:style>
    <style:style style:name="T37" style:family="text">
      <style:text-properties officeooo:rsid="02b227e4"/>
    </style:style>
    <style:style style:name="T38" style:family="text">
      <style:text-properties style:font-name="Liberation Sans" fo:font-size="12pt" officeooo:rsid="02b5189a" style:font-name-asian="Microsoft YaHei" style:font-size-asian="12pt" style:font-name-complex="Lucida Sans" style:font-size-complex="12pt"/>
    </style:style>
    <style:style style:name="T39" style:family="text">
      <style:text-properties style:font-name="Liberation Sans" fo:font-size="12pt" officeooo:rsid="02b227e4" style:font-name-asian="Microsoft YaHei" style:font-size-asian="12pt" style:font-name-complex="Lucida Sans" style:font-size-complex="12pt"/>
    </style:style>
    <style:style style:name="T40" style:family="text">
      <style:text-properties style:font-name="Liberation Sans" fo:font-size="12pt" officeooo:rsid="02b61a14" style:font-name-asian="Microsoft YaHei" style:font-size-asian="12pt" style:font-name-complex="Lucida Sans" style:font-size-complex="12pt"/>
    </style:style>
    <style:style style:name="T41" style:family="text">
      <style:text-properties officeooo:rsid="02bf160c"/>
    </style:style>
    <style:style style:name="T42" style:family="text">
      <style:text-properties officeooo:rsid="02bd348f"/>
    </style:style>
    <style:style style:name="T43" style:family="text">
      <style:text-properties style:font-name="Liberation Sans" fo:font-size="12pt" officeooo:rsid="02bd348f" style:font-name-asian="Microsoft YaHei" style:font-size-asian="12pt" style:font-name-complex="Lucida Sans" style:font-size-complex="12pt"/>
    </style:style>
    <style:style style:name="T44" style:family="text">
      <style:text-properties style:font-name="Liberation Sans" fo:font-size="12pt" officeooo:rsid="02bb9afc" style:font-name-asian="Microsoft YaHei" style:font-size-asian="12pt" style:font-name-complex="Lucida Sans" style:font-size-complex="12pt"/>
    </style:style>
    <style:style style:name="T45" style:family="text">
      <style:text-properties officeooo:rsid="02c098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dnesday<text:span text:style-name="T1">s</text:span></text:h>
      <text:h text:style-name="P2" text:outline-level="3">Chara<text:span text:style-name="T2">c</text:span>ter Not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Yorwyndell (Jdomz)</text:p>
          </table:table-cell>
          <table:table-cell table:style-name="Table1.B1" office:value-type="string">
            <text:p text:style-name="P4">Wode elf, green <text:span text:style-name="T3">mage</text:span>, <text:span text:style-name="T4">(galen)</text:span><text:span text:style-name="T5">wode is infected; wants to bring peace back</text:span></text:p>
          </table:table-cell>
        </table:table-row>
        <table:table-row>
          <table:table-cell table:style-name="Table1.A2" office:value-type="string">
            <text:p text:style-name="P5"><text:span text:style-name="T6">1. </text:span><text:span text:style-name="T7">Clive </text:span>(<text:span text:style-name="T8">Spicysaurus</text:span>)</text:p>
            <text:p text:style-name="P6"><text:span text:style-name="T9">2. </text:span><text:span text:style-name="T10">Father Edmund</text:span></text:p>
          </table:table-cell>
          <table:table-cell table:style-name="Table1.B2" office:value-type="string">
            <text:p text:style-name="P7"><text:span text:style-name="T11">1. </text:span>Memonek Necro Summoner – <text:span text:style-name="T12">likes RP </text:span><text:span text:style-name="T13">away from table</text:span><text:span text:style-name="T14">; </text:span><text:span text:style-name="T15">send heads up!</text:span></text:p>
            <text:p text:style-name="P8"><text:span text:style-name="T16">2. </text:span><text:span text:style-name="T10">Love/Protection Conduit</text:span> </text:p>
          </table:table-cell>
        </table:table-row>
        <table:table-row>
          <table:table-cell table:style-name="Table1.A2" office:value-type="string">
            <text:p text:style-name="P9"><text:span text:style-name="T7">Cal </text:span>(Cort of Keo)</text:p>
          </table:table-cell>
          <table:table-cell table:style-name="Table1.B2" office:value-type="string">
            <text:p text:style-name="P10"><text:span text:style-name="T17">Sporebearer </text:span>Vampire! <text:span text:style-name="T17">Stoic human, woodcarver – </text:span><text:span text:style-name="T18">chill</text:span></text:p>
          </table:table-cell>
        </table:table-row>
        <table:table-row>
          <table:table-cell table:style-name="Table1.A2" office:value-type="string">
            <text:p text:style-name="P11"><text:span text:style-name="T19">Praetoria </text:span>(Marlutte)</text:p>
          </table:table-cell>
          <table:table-cell table:style-name="Table1.B2" office:value-type="string">
            <text:p text:style-name="P12">Reaver Fury, revenant – <text:span text:style-name="T20">very active!</text:span></text:p>
          </table:table-cell>
        </table:table-row>
      </table:table>
      <text:list xml:id="list465393148" text:style-name="WWNum2">
        <text:list-item>
          <text:list>
            <text:list-item>
              <text:list>
                <text:list-item>
                  <text:h text:style-name="P13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WWNum3">
              <text:list-item>
                <text:p text:style-name="P14">Safety: <text:span text:style-name="T21">Not trying to approach any line, except gore stuff and hostages (who are all adults). Feelings? X-Card: ping me to test!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22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23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22224857434021" text:continue-numbering="true" text:style-name="WWNum3">
              <text:list-item>
                <text:p text:style-name="P18">Everyone is good with gore, just not gratuitous</text:p>
              </text:list-item>
            </text:list>
          </table:table-cell>
        </table:table-row>
      </table:table>
      <text:p text:style-name="Standard"/>
      <text:list xml:id="list222224933755623" text:continue-list="list465393148" text:style-name="WWNum2">
        <text:list-item>
          <text:list>
            <text:list-item>
              <text:list>
                <text:list-item>
                  <text:h text:style-name="P19" text:outline-level="3">Session <text:span text:style-name="T24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continue-list="list222224857434021" text:style-name="WWNum3">
              <text:list-item>
                <text:p text:style-name="P20">PREP: Hawklords, Secret Tunnel, Horror</text:p>
              </text:list-item>
              <text:list-item>
                <text:p text:style-name="P21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222223709818789" text:continue-numbering="true" text:style-name="WWNum3">
              <text:list-item>
                <text:p text:style-name="P22">They found the LETTER and the ROSARY</text:p>
              </text:list-item>
              <text:list-item>
                <text:p text:style-name="P23">Lewin made it back to Ivywatch Keep</text:p>
              </text:list-item>
              <text:list-item>
                <text:p text:style-name="P24">Ended Part 1 with 5 Victories, a hawk feather, Marshall and Quarry titles, and the jewel of redemption. Did not respite in Ivywatch.</text:p>
              </text:list-item>
              <text:list-item>
                <text:p text:style-name="P25"><text:span text:style-name="T5">Heroes left immediately</text:span>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222225723077516" text:continue-list="list222224933755623" text:style-name="WWNum2">
        <text:list-item>
          <text:list>
            <text:list-item>
              <text:list>
                <text:list-item>
                  <text:h text:style-name="P26" text:outline-level="3">Session <text:span text:style-name="T25">3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continue-list="list222223709818789" text:style-name="WWNum3">
              <text:list-item>
                <text:p text:style-name="P27">PREP: <text:span text:style-name="T26">Chapel, Mess</text:span></text:p>
              </text:list-item>
              <text:list-item>
                <text:p text:style-name="P28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222224079003647" text:continue-numbering="true" text:style-name="WWNum3">
              <text:list-item>
                <text:p text:style-name="P29">End in the Mess, Round 3</text:p>
              </text:list-item>
              <text:list-item>
                <text:p text:style-name="P30">Party is very damaged, looking rough for everyone. Recovery check next time.</text:p>
              </text:list-item>
            </text:list>
          </table:table-cell>
        </table:table-row>
      </table:table>
      <text:h text:style-name="P31" text:outline-level="3"/>
      <text:list xml:id="list222225068222428" text:continue-list="list222225723077516" text:style-name="WWNum2">
        <text:list-item>
          <text:list>
            <text:list-item>
              <text:list>
                <text:list-item>
                  <text:h text:style-name="P32" text:outline-level="3">Session <text:span text:style-name="T25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text:continue-list="list222224079003647" text:style-name="WWNum3">
              <text:list-item>
                <text:p text:style-name="P33">PREP: <text:span text:style-name="T27">Gaol, Tomb</text:span></text:p>
              </text:list-item>
              <text:list-item>
                <text:p text:style-name="P34"><text:span text:style-name="T27">H</text:span><text:span text:style-name="T28">eroes have 6 Victories</text:span></text:p>
              </text:list-item>
              <text:list-item>
                <text:p text:style-name="P35"><text:span text:style-name="T29">R3, </text:span>7 Malice, Tonguers <text:span text:style-name="T30">6</text:span>, <text:span text:style-name="T31">SouthBabies 18, NorthBabies 20, Tongsnap 20, Basilisk 54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222224378996472" text:continue-numbering="true" text:style-name="WWNum3">
              <text:list-item>
                <text:p text:style-name="P36">Jason’s last session! Can we find a new Green Elementalist?? <text:span text:style-name="T32">Ask the party what they’d like to do – a retainer? </text:span><text:span text:style-name="T33">Maybe respec in town w Respite?</text:span></text:p>
                <text:list>
                  <text:list-item>
                    <text:p text:style-name="P37">Send Jason a copy</text:p>
                  </text:list-item>
                </text:list>
              </text:list-item>
              <text:list-item>
                <text:p text:style-name="P38">Clive’s zombie bites off his petrified finger to stop the spread</text:p>
              </text:list-item>
              <text:list-item>
                <text:p text:style-name="P39">Party takes a Respite, gains 1 Victory from successful triage</text:p>
              </text:list-item>
              <text:list-item>
                <text:p text:style-name="P39">Father Edmund joins as a <text:span text:style-name="T28">new</text:span> character (spicy runs it), Love/Protection Conduit</text:p>
              </text:list-item>
              <text:list-item>
                <text:p text:style-name="P40">The party finds Ellyn, the luthiers daughter, among the zombies that attack at the gate</text:p>
              </text:list-item>
              <text:list-item>
                <text:p text:style-name="P41">Spicy or Karl recognized Andreja from the pastor’s story!</text:p>
              </text:list-item>
              <text:list-item>
                <text:p text:style-name="P42">Praetoria got My Life For Yours for helping the pastor!</text:p>
              </text:list-item>
            </text:list>
          </table:table-cell>
        </table:table-row>
      </table:table>
      <text:list xml:id="list222225650258678" text:continue-list="list222225068222428" text:style-name="WWNum2">
        <text:list-item>
          <text:list>
            <text:list-item>
              <text:list>
                <text:list-item>
                  <text:h text:style-name="P43" text:outline-level="3">Session <text:span text:style-name="T34">5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text:continue-list="list222224378996472" text:style-name="WWNum3">
              <text:list-item>
                <text:p text:style-name="P44">PREP: <text:span text:style-name="T27">Gaol, Tomb</text:span></text:p>
              </text:list-item>
              <text:list-item>
                <text:p text:style-name="P45"><text:span text:style-name="T27">H</text:span><text:span text:style-name="T28">eroes have </text:span><text:span text:style-name="T35">2</text:span><text:span text:style-name="T28"> Victorie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list xml:id="list222225691655537" text:continue-numbering="true" text:style-name="WWNum3">
              <text:list-item>
                <text:p text:style-name="P46">We did the Gaol, <text:span text:style-name="T36">joined with</text:span> Qoroth, beat the stuff in the Tomb</text:p>
              </text:list-item>
            </text:list>
          </table:table-cell>
        </table:table-row>
      </table:table>
      <text:list xml:id="list222223891331035" text:continue-list="list222225650258678" text:style-name="WWNum2">
        <text:list-item>
          <text:list>
            <text:list-item>
              <text:list>
                <text:list-item>
                  <text:h text:style-name="P47" text:outline-level="3">Session <text:span text:style-name="T37">6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continue-list="list222225691655537" text:style-name="WWNum3">
              <text:list-item>
                <text:p text:style-name="P48">PREP: <text:span text:style-name="T38">Bleddyn, </text:span><text:span text:style-name="T39">Yslansh</text:span></text:p>
              </text:list-item>
              <text:list-item>
                <text:p text:style-name="P49"><text:span text:style-name="T27">H</text:span><text:span text:style-name="T28">eroes have </text:span><text:span text:style-name="T39">4</text:span><text:span text:style-name="T28"> Victories, </text:span><text:span text:style-name="T40">start in Tomb</text:span>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list xml:id="list222224913560018" text:continue-numbering="true" text:style-name="WWNum3">
              <text:list-item>
                <text:p text:style-name="P50">Bleddyn joins the heroes! <text:span text:style-name="T41">(finished negotiation @ 3 Interest)</text:span></text:p>
              </text:list-item>
            </text:list>
          </table:table-cell>
        </table:table-row>
      </table:table>
      <text:list text:continue-list="list222223891331035" text:style-name="WWNum2">
        <text:list-item>
          <text:list>
            <text:list-item>
              <text:list>
                <text:list-item>
                  <text:h text:style-name="P51" text:outline-level="3">Session <text:span text:style-name="T42">7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text:continue-list="list222224913560018" text:style-name="WWNum3">
              <text:list-item>
                <text:p text:style-name="P52">PREP: <text:span text:style-name="T43">Torment</text:span></text:p>
              </text:list-item>
              <text:list-item>
                <text:p text:style-name="P53"><text:span text:style-name="T27">H</text:span><text:span text:style-name="T28">eroes have </text:span><text:span text:style-name="T43">5</text:span><text:span text:style-name="T28"> Victories, </text:span><text:span text:style-name="T40">start </text:span><text:span text:style-name="T44">top of Round 3 in Yslansh:</text:span></text:p>
                <text:list>
                  <text:list-item>
                    <text:p text:style-name="P54">RedDS:12+4, BluDS:12, BluMin:15, WhiDS:1+11, WhiMin:14, CyaMin:9, ST:33</text:p>
                  </text:list-item>
                  <text:list-item>
                    <text:p text:style-name="P55">11 Malice</text:p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2" office:value-type="string">
            <text:list text:continue-numbering="true" text:style-name="WWNum3">
              <text:list-item>
                <text:p text:style-name="P56">The heroes win! Both encounters! And they were great!</text:p>
              </text:list-item>
            </text:list>
          </table:table-cell>
        </table:table-row>
      </table:table>
      <text:p text:style-name="P57"/>
      <text:h text:style-name="P58" text:outline-level="3">THE END</text:h>
      <text:list text:style-name="L1">
        <text:list-item>
          <text:p text:style-name="P59">Seven 4-hour sessions = 28 hours</text:p>
        </text:list-item>
        <text:list-item>
          <text:p text:style-name="P59">Did not do the Horror fight <text:span text:style-name="T45">(didn’t do radenwights either)</text:span></text:p>
        </text:list-item>
        <text:list-item>
          <text:p text:style-name="P59">Took a respite 2/3rds of the way through the fort, barely managed to beat the final fig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6H58M5S</meta:editing-duration>
    <meta:editing-cycles>636</meta:editing-cycles>
    <meta:generator>LibreOffice/25.2.5.2$Windows_X86_64 LibreOffice_project/03d19516eb2e1dd5d4ccd751a0d6f35f35e08022</meta:generator>
    <dc:date>2025-08-20T22:22:23.563308800</dc:date>
    <meta:document-statistic meta:table-count="8" meta:image-count="0" meta:object-count="0" meta:page-count="2" meta:paragraph-count="61" meta:word-count="534" meta:character-count="2968" meta:non-whitespace-character-count="2530"/>
  </office:meta>
</office:document-meta>
</file>